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4pt" style:text-underline-style="solid" style:text-underline-width="auto" style:text-underline-color="font-color" style:font-size-asian="14pt" style:font-size-complex="14pt" style:language-complex="he" style:country-complex="IL"/>
    </style:style>
    <style:style style:name="P2" style:family="paragraph" style:parent-style-name="Standard">
      <style:paragraph-properties fo:text-align="end" style:justify-single-word="false" style:writing-mode="rl-tb"/>
      <style:text-properties fo:font-size="14pt" style:text-underline-style="solid" style:text-underline-width="auto" style:text-underline-color="font-color" style:font-size-asian="14pt" style:font-size-complex="14pt" style:language-complex="he" style:country-complex="IL"/>
    </style:style>
    <style:style style:name="P3" style:family="paragraph" style:parent-style-name="Standard">
      <style:paragraph-properties fo:text-align="end" style:justify-single-word="false" style:writing-mode="rl-tb"/>
      <style:text-properties fo:font-size="14pt" style:text-underline-style="none" style:font-size-asian="14pt" style:font-size-complex="14pt" style:language-complex="he" style:country-complex="IL"/>
    </style:style>
    <style:style style:name="P4" style:family="paragraph" style:parent-style-name="Standard" style:list-style-name="L1">
      <style:paragraph-properties fo:text-align="end" style:justify-single-word="false" style:writing-mode="rl-tb"/>
      <style:text-properties fo:font-size="14pt" style:text-underline-style="none" style:font-size-asian="14pt" style:font-size-complex="14pt" style:language-complex="he" style:country-complex="IL"/>
    </style:style>
    <style:style style:name="P5" style:family="paragraph" style:parent-style-name="Standard" style:list-style-name="L2">
      <style:paragraph-properties fo:text-align="end" style:justify-single-word="false" style:writing-mode="rl-tb"/>
      <style:text-properties fo:font-size="14pt" style:text-underline-style="none" style:font-size-asian="14pt" style:font-size-complex="14pt" style:language-complex="he" style:country-complex="IL"/>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אפיון צד לקוח של מערכת מסחר חברת איירסופט:</text:p>
      <text:p text:style-name="P2"/>
      <text:p text:style-name="P2">סקירת מערכת:</text:p>
      <text:p text:style-name="P2"/>
      <text:p text:style-name="P3">מערכת מורכבת מ 4 מסכים העיקרים:</text:p>
      <text:list xml:id="list5369193506819917027" text:style-name="L1">
        <text:list-item>
          <text:p text:style-name="P4">מסך לוג אין למערכת</text:p>
        </text:list-item>
        <text:list-item>
          <text:p text:style-name="P4">מסך בחירת פלטפורמט מסחר – <text:span text:style-name="T1">cfd או binary</text:span></text:p>
        </text:list-item>
        <text:list-item>
          <text:p text:style-name="P4"><text:span text:style-name="T1">מסך מסחר cfd</text:span></text:p>
        </text:list-item>
        <text:list-item>
          <text:p text:style-name="P4"><text:span text:style-name="T1">מסך מסחר binary</text:span></text:p>
        </text:list-item>
      </text:list>
      <text:p text:style-name="P3"><text:span text:style-name="T1"/></text:p>
      <text:p text:style-name="P2"><text:span text:style-name="T1">טכנולוגיות אשר נעשה בהם שימוש:</text:span></text:p>
      <text:p text:style-name="P3"><text:span text:style-name="T1">highcharts,Angular, jquery, bootstrap, websocket – socket.io, workers</text:span></text:p>
      <text:p text:style-name="P3"><text:span text:style-name="T1"/></text:p>
      <text:p text:style-name="P2"><text:span text:style-name="T1">בעיות:</text:span></text:p>
      <text:p text:style-name="P3"><text:span text:style-name="T1">הרכבת צד לקוח על ידי צד שרת באמצעות Jelix Framework ,טעויות רנדור, <text:s/>חוסר תאום בין צד לקוח לצד שרת, חוסר גיבוי לעבודת אופליין, תצוגת גרפים של מערכת בצורה נמוכה, ריכוז סוגי קוד בקובץ אחד, חוסר מודלריות של מערכת קבצים וגם של קוד עצמו, חוסר מערכת בדיקת פונקציונאליות.</text:span></text:p>
      <text:p text:style-name="P3"><text:span text:style-name="T1"/></text:p>
      <text:p text:style-name="P2"><text:span text:style-name="T1">מטרה:</text:span></text:p>
      <text:p text:style-name="P3"><text:span text:style-name="T1">ניתוק תלות של צד לקוח בצד שרת על ידי הפיכת צד הלקוח ליחידה עצמאית, שיכתוב קוד בצורה מודולרית, הוספת היררכיה למערכת קבצים על פי היררכיית קוד, החלפת תצוגת גרפים של מערכת, הוספת אפשרות גיבוי נתונים לצורך עבודה אופליין, הוספת מערכת בדיקת פונקציונאליות, כתיבת מסמכי איפיון. </text:span></text:p>
      <text:p text:style-name="P3"><text:span text:style-name="T1"/></text:p>
      <text:p text:style-name="P2"><text:span text:style-name="T1">הערות:</text:span></text:p>
      <text:p text:style-name="P3"><text:span text:style-name="T1">לפי הערכתי הגסה:</text:span></text:p>
      <text:list xml:id="list6596052999367086359" text:style-name="L2">
        <text:list-item>
          <text:p text:style-name="P5"><text:span text:style-name="T1">שכתוב מסך מסחר cfd <text:s/>– ארבע שבועות.</text:span></text:p>
        </text:list-item>
        <text:list-item>
          <text:p text:style-name="P5"><text:span text:style-name="T1">החלפת מערכת גרפים – שבועיים.</text:span></text:p>
        </text:list-item>
        <text:list-item>
          <text:p text:style-name="P5"><text:span text:style-name="T1">שכתוב מסך מסחר binary – שבועיים.</text:span></text:p>
        </text:list-item>
        <text:list-item>
          <text:p text:style-name="P5"><text:span text:style-name="T1">כתיבת מערכת טסטים פונקציונאלים – שבועיים.</text:span></text:p>
        </text:list-item>
        <text:list-item>
          <text:p text:style-name="P5"><text:span text:style-name="T1">כתיבת מסמכים – שבוע.</text:span></text:p>
        </text:list-item>
      </text:list>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2M51S</meta:editing-duration>
    <meta:editing-cycles>4</meta:editing-cycles>
    <meta:generator>OpenOffice/4.1.3$Win32 OpenOffice.org_project/413m1$Build-9783</meta:generator>
    <dc:date>2017-05-07T19:04:59.17</dc:date>
    <meta:document-statistic meta:table-count="0" meta:image-count="0" meta:object-count="0" meta:page-count="1" meta:paragraph-count="20" meta:word-count="209" meta:character-count="997"/>
    <meta:user-defined meta:name="Info 1"/>
    <meta:user-defined meta:name="Info 2"/>
    <meta:user-defined meta:name="Info 3"/>
    <meta:user-defined meta:name="Info 4"/>
  </office:meta>
</office:document-meta>
</file>